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>
      <style:text-properties style:font-name="Verdana"/>
    </style:style>
    <style:style style:name="P2" style:family="paragraph">
      <style:paragraph-properties fo:text-align="center"/>
    </style:style>
    <style:style style:name="T1" style:family="text">
      <style:text-properties style:font-name="Verdana"/>
    </style:style>
    <style:style style:name="gr1" style:family="graphic">
      <style:graphic-properties draw:stroke="none" svg:stroke-color="#000000" draw:fill="none" draw:fill-color="#ffffff" fo:min-height="0.9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000000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draw:text-style-name="P1" svg:width="5.721cm" svg:height="0.959cm" svg:x="7.377cm" svg:y="3.886cm"><draw:text-box><text:p><text:span text:style-name="T1">background.create</text:span></text:p></draw:text-box></draw:frame><draw:frame text:anchor-type="paragraph" draw:z-index="1" draw:style-name="gr1" draw:text-style-name="P1" svg:width="3.525cm" svg:height="0.959cm" svg:x="7.377cm" svg:y="3.136cm"><draw:text-box><text:p><text:span text:style-name="T1">button.create</text:span></text:p></draw:text-box></draw:frame><draw:frame text:anchor-type="paragraph" draw:z-index="2" draw:style-name="gr1" draw:text-style-name="P1" svg:width="3.525cm" svg:height="0.959cm" svg:x="7.377cm" svg:y="4.678cm"><draw:text-box><text:p><text:span text:style-name="T1">checkbox.create</text:span></text:p></draw:text-box></draw:frame><draw:frame text:anchor-type="paragraph" draw:z-index="3" draw:style-name="gr1" draw:text-style-name="P1" svg:width="3.525cm" svg:height="0.959cm" svg:x="7.377cm" svg:y="5.495cm"><draw:text-box><text:p><text:span text:style-name="T1">sound.create</text:span></text:p></draw:text-box></draw:frame><draw:line text:anchor-type="paragraph" draw:z-index="4" draw:style-name="gr2" draw:text-style-name="P2" svg:x1="6.071cm" svg:y1="2.951cm" svg:x2="6.071cm" svg:y2="5.868cm"><text:p/></draw:line><draw:line text:anchor-type="paragraph" draw:z-index="5" draw:style-name="gr2" draw:text-style-name="P2" svg:x1="5.022cm" svg:y1="2.064cm" svg:x2="5.022cm" svg:y2="2.6cm"><text:p/></draw:line><draw:line text:anchor-type="paragraph" draw:z-index="6" draw:style-name="gr2" draw:text-style-name="P2" svg:x1="5.022cm" svg:y1="2.6cm" svg:x2="5.558cm" svg:y2="2.6cm"><text:p/></draw:line><draw:line text:anchor-type="paragraph" draw:z-index="7" draw:style-name="gr2" draw:text-style-name="P2" svg:x1="6.071cm" svg:y1="3.394cm" svg:x2="6.867cm" svg:y2="3.394cm"><text:p/></draw:line><draw:line text:anchor-type="paragraph" draw:z-index="8" draw:style-name="gr2" draw:text-style-name="P2" svg:x1="6.071cm" svg:y1="4.184cm" svg:x2="6.867cm" svg:y2="4.184cm"><text:p/></draw:line><draw:line text:anchor-type="paragraph" draw:z-index="9" draw:style-name="gr2" draw:text-style-name="P2" svg:x1="6.071cm" svg:y1="4.951cm" svg:x2="6.867cm" svg:y2="4.951cm"><text:p/></draw:line><draw:line text:anchor-type="paragraph" draw:z-index="10" draw:style-name="gr2" draw:text-style-name="P2" svg:x1="6.071cm" svg:y1="5.868cm" svg:x2="6.867cm" svg:y2="5.868cm"><text:p/></draw:line><draw:frame text:anchor-type="paragraph" draw:z-index="11" draw:style-name="gr1" draw:text-style-name="P1" svg:width="3.525cm" svg:height="0.959cm" svg:x="4.157cm" svg:y="1.339cm"><draw:text-box><text:p><text:span text:style-name="T1">main.init</text:span></text:p></draw:text-box></draw:frame><draw:frame text:anchor-type="paragraph" draw:z-index="12" draw:style-name="gr1" draw:text-style-name="P1" svg:width="3.525cm" svg:height="0.959cm" svg:x="4.157cm" svg:y="8.34cm"><draw:text-box><text:p><text:span text:style-name="T1">main.on_draw</text:span></text:p></draw:text-box></draw:frame><draw:frame text:anchor-type="paragraph" draw:z-index="13" draw:style-name="gr1" draw:text-style-name="P1" svg:width="3.525cm" svg:height="0.959cm" svg:x="5.768cm" svg:y="2.297cm"><draw:text-box><text:p><text:span text:style-name="T1">menu.create</text:span></text:p></draw:text-box></draw:frame><draw:frame text:anchor-type="paragraph" draw:z-index="14" draw:style-name="gr1" draw:text-style-name="P1" svg:width="3.525cm" svg:height="0.959cm" svg:x="5.768cm" svg:y="9.297cm"><draw:text-box><text:p><text:span text:style-name="T1">menu.blit</text:span></text:p></draw:text-box></draw:frame><draw:line text:anchor-type="paragraph" draw:z-index="15" draw:style-name="gr2" draw:text-style-name="P2" svg:x1="5.022cm" svg:y1="9.065cm" svg:x2="5.022cm" svg:y2="9.601cm"><text:p/></draw:line><draw:line text:anchor-type="paragraph" draw:z-index="16" draw:style-name="gr2" draw:text-style-name="P2" svg:x1="5.022cm" svg:y1="9.601cm" svg:x2="5.558cm" svg:y2="9.601cm"><text:p/></draw:line><draw:frame text:anchor-type="paragraph" draw:z-index="17" draw:style-name="gr1" draw:text-style-name="P1" svg:width="5.594cm" svg:height="0.959cm" svg:x="7.377cm" svg:y="10.137cm"><draw:text-box><text:p><text:span text:style-name="T1">background.update</text:span></text:p></draw:text-box></draw:frame><draw:line text:anchor-type="paragraph" draw:z-index="18" draw:style-name="gr2" draw:text-style-name="P2" svg:x1="6.071cm" svg:y1="10.395cm" svg:x2="6.867cm" svg:y2="10.395cm"><text:p/></draw:line><draw:line text:anchor-type="paragraph" draw:z-index="19" draw:style-name="gr2" draw:text-style-name="P2" svg:x1="6.071cm" svg:y1="11.185cm" svg:x2="6.867cm" svg:y2="11.185cm"><text:p/></draw:line><draw:line text:anchor-type="paragraph" draw:z-index="20" draw:style-name="gr2" draw:text-style-name="P2" svg:x1="6.071cm" svg:y1="12.021cm" svg:x2="6.867cm" svg:y2="12.021cm"><text:p/></draw:line><draw:frame text:anchor-type="paragraph" draw:z-index="21" draw:style-name="gr1" draw:text-style-name="P1" svg:width="5.721cm" svg:height="0.959cm" svg:x="7.377cm" svg:y="11.728cm"><draw:text-box><text:p><text:span text:style-name="T1">decor.blit</text:span></text:p></draw:text-box></draw:frame><draw:frame text:anchor-type="paragraph" draw:z-index="22" draw:style-name="gr1" draw:text-style-name="P1" svg:width="5.721cm" svg:height="0.959cm" svg:x="7.377cm" svg:y="10.887cm"><draw:text-box><text:p><text:span text:style-name="T1">background.blit</text:span></text:p></draw:text-box></draw:frame><draw:frame text:anchor-type="paragraph" draw:z-index="24" draw:style-name="gr1" draw:text-style-name="P1" svg:width="5.721cm" svg:height="0.959cm" svg:x="8.751cm" svg:y="13.499cm"><draw:text-box><text:p><text:span text:style-name="T1">decor.trueBlit</text:span></text:p></draw:text-box></draw:frame><draw:frame text:anchor-type="paragraph" draw:z-index="25" draw:style-name="gr1" draw:text-style-name="P1" svg:width="5.721cm" svg:height="0.959cm" svg:x="7.377cm" svg:y="14.457cm"><draw:text-box><text:p><text:span text:style-name="T1">button.blit</text:span></text:p></draw:text-box></draw:frame><draw:frame text:anchor-type="paragraph" draw:z-index="26" draw:style-name="gr1" draw:text-style-name="P1" svg:width="5.721cm" svg:height="0.959cm" svg:x="8.751cm" svg:y="15.415cm"><draw:text-box><text:p><text:span text:style-name="T1">button.test</text:span></text:p></draw:text-box></draw:frame><draw:frame text:anchor-type="paragraph" draw:z-index="27" draw:style-name="gr1" draw:text-style-name="P1" svg:width="5.721cm" svg:height="0.959cm" svg:x="8.751cm" svg:y="16.244cm"><draw:text-box><text:p><text:span text:style-name="T1">button.trueBlit</text:span></text:p></draw:text-box></draw:frame><draw:frame text:anchor-type="paragraph" draw:z-index="28" draw:style-name="gr1" draw:text-style-name="P1" svg:width="5.721cm" svg:height="0.959cm" svg:x="7.377cm" svg:y="17.201cm"><draw:text-box><text:p><text:span text:style-name="T1">checkbox.blit</text:span></text:p></draw:text-box></draw:frame><draw:frame text:anchor-type="paragraph" draw:z-index="29" draw:style-name="gr1" draw:text-style-name="P1" svg:width="5.721cm" svg:height="0.959cm" svg:x="8.751cm" svg:y="18.064cm"><draw:text-box><text:p><text:span text:style-name="T1">checkbox.test</text:span></text:p></draw:text-box></draw:frame><draw:frame text:anchor-type="paragraph" draw:z-index="30" draw:style-name="gr1" draw:text-style-name="P1" svg:width="5.721cm" svg:height="0.959cm" svg:x="8.751cm" svg:y="18.905cm"><draw:text-box><text:p><text:span text:style-name="T1">checkbox.trueBlit</text:span></text:p></draw:text-box></draw:frame><draw:frame text:anchor-type="paragraph" draw:z-index="31" draw:style-name="gr1" draw:text-style-name="P1" svg:width="5.721cm" svg:height="0.959cm" svg:x="8.751cm" svg:y="19.863cm"><draw:text-box><text:p><text:span text:style-name="T1">checkbox.check</text:span></text:p></draw:text-box></draw:frame><draw:frame text:anchor-type="paragraph" draw:z-index="32" draw:style-name="gr1" draw:text-style-name="P1" svg:width="5.721cm" svg:height="0.959cm" svg:x="8.751cm" svg:y="20.821cm"><draw:text-box><text:p><text:span text:style-name="T1">checkbox.trueChecked</text:span></text:p></draw:text-box></draw:frame><draw:frame text:anchor-type="paragraph" draw:z-index="33" draw:style-name="gr1" draw:text-style-name="P1" svg:width="5.721cm" svg:height="0.959cm" svg:x="8.751cm" svg:y="21.779cm"><draw:text-box><text:p><text:span text:style-name="T1">checkbox.soundBlit</text:span></text:p></draw:text-box></draw:frame><draw:line text:anchor-type="paragraph" draw:z-index="34" draw:style-name="gr2" draw:text-style-name="P2" svg:x1="6.071cm" svg:y1="9.952cm" svg:x2="6.071cm" svg:y2="12.021cm"><text:p/></draw:line><draw:line text:anchor-type="paragraph" draw:z-index="35" draw:style-name="gr2" draw:text-style-name="P2" svg:x1="7.743cm" svg:y1="12.388cm" svg:x2="7.743cm" svg:y2="13.766cm"><text:p/></draw:line><draw:line text:anchor-type="paragraph" draw:z-index="36" draw:style-name="gr2" draw:text-style-name="P2" svg:x1="7.743cm" svg:y1="15.131cm" svg:x2="7.743cm" svg:y2="16.509cm"><text:p/></draw:line><draw:line text:anchor-type="paragraph" draw:z-index="37" draw:style-name="gr2" draw:text-style-name="P2" svg:x1="7.743cm" svg:y1="17.828cm" svg:x2="7.743cm" svg:y2="21.989cm"><text:p/></draw:line><draw:line text:anchor-type="paragraph" draw:z-index="38" draw:style-name="gr2" draw:text-style-name="P2" svg:x1="7.743cm" svg:y1="12.989cm" svg:x2="8.539cm" svg:y2="12.989cm"><text:p/></draw:line><draw:frame text:anchor-type="paragraph" draw:z-index="23" draw:style-name="gr1" draw:text-style-name="P1" svg:width="5.721cm" svg:height="0.959cm" svg:x="8.751cm" svg:y="12.686cm"><draw:text-box><text:p><text:span text:style-name="T1">decor.test</text:span></text:p></draw:text-box></draw:frame><draw:line text:anchor-type="paragraph" draw:z-index="39" draw:style-name="gr2" draw:text-style-name="P2" svg:x1="7.743cm" svg:y1="13.766cm" svg:x2="8.539cm" svg:y2="13.766cm"><text:p/></draw:line><draw:line text:anchor-type="paragraph" draw:z-index="40" draw:style-name="gr2" draw:text-style-name="P2" svg:x1="7.743cm" svg:y1="15.686cm" svg:x2="8.539cm" svg:y2="15.686cm"><text:p/></draw:line><draw:line text:anchor-type="paragraph" draw:z-index="41" draw:style-name="gr2" draw:text-style-name="P2" svg:x1="7.743cm" svg:y1="16.508cm" svg:x2="8.539cm" svg:y2="16.508cm"><text:p/></draw:line><draw:line text:anchor-type="paragraph" draw:z-index="42" draw:style-name="gr2" draw:text-style-name="P2" svg:x1="7.743cm" svg:y1="18.361cm" svg:x2="8.539cm" svg:y2="18.361cm"><text:p/></draw:line><draw:line text:anchor-type="paragraph" draw:z-index="43" draw:style-name="gr2" draw:text-style-name="P2" svg:x1="7.743cm" svg:y1="21.989cm" svg:x2="8.539cm" svg:y2="21.989cm"><text:p/></draw:line><draw:line text:anchor-type="paragraph" draw:z-index="44" draw:style-name="gr2" draw:text-style-name="P2" svg:x1="7.743cm" svg:y1="19.2cm" svg:x2="8.539cm" svg:y2="19.2cm"><text:p/></draw:line><draw:line text:anchor-type="paragraph" draw:z-index="45" draw:style-name="gr2" draw:text-style-name="P2" svg:x1="7.743cm" svg:y1="20.172cm" svg:x2="8.539cm" svg:y2="20.172cm"><text:p/></draw:line><draw:line text:anchor-type="paragraph" draw:z-index="46" draw:style-name="gr2" draw:text-style-name="P2" svg:x1="7.743cm" svg:y1="21.132cm" svg:x2="8.539cm" svg:y2="21.132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6T20:39:23</meta:creation-date>
    <dc:date>2012-03-26T21:09:25</dc:date>
    <meta:editing-duration>PT25M21S</meta:editing-duration>
    <meta:editing-cycles>3</meta:editing-cycles>
    <meta:generator>LibreOffice/3.4$Unix LibreOffice_project/340m1$Build-50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